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8000002BC8D2709AB.png"/>
  <manifest:file-entry manifest:media-type="image/png" manifest:full-path="Pictures/10000000000003C7000001259F9E1C7F.png"/>
  <manifest:file-entry manifest:media-type="image/png" manifest:full-path="Pictures/100000000000021C000001E70B57C3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 text:c="2"/>Exercise 1:</text:p>
      <text:p text:style-name="Standard"/>
      <text:p text:style-name="Standard"><draw:frame draw:style-name="fr1" draw:name="gráficos1" text:anchor-type="paragraph" svg:x="0cm" svg:y="0.706cm" svg:width="17cm" svg:height="4.752cm" draw:z-index="0"><draw:image xlink:href="Pictures/10000000000009C8000002BC8D2709AB.png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P1"><text:s/><text:span text:style-name="T1"><text:s/>Exercise 2:</text:span></text:p>
      <text:p text:style-name="Standard"><draw:frame draw:style-name="fr1" draw:name="gráficos2" text:anchor-type="paragraph" svg:x="1.55cm" svg:y="0.31cm" svg:width="6.609cm" svg:height="6.35cm" draw:z-index="1"><draw:image xlink:href="Pictures/100000000000021C000001E70B57C35C.png" xlink:type="simple" xlink:show="embed" xlink:actuate="onLoad"/></draw:frame></text:p>
      <text:p text:style-name="Standard"/>
      <text:p text:style-name="Standard"/>
      <text:p text:style-name="Standard"><text:s/><text:span text:style-name="T1"><text:s/></text:span><text:span text:style-name="T2">Exercise 3:</text:span></text:p>
      <text:p text:style-name="Standard"/>
      <text:p text:style-name="Standard"><draw:frame draw:style-name="fr1" draw:name="gráficos3" text:anchor-type="paragraph" svg:x="1.134cm" svg:y="0.432cm" svg:width="11.412cm" svg:height="4.022cm" draw:z-index="2"><draw:image xlink:href="Pictures/10000000000003C7000001259F9E1C7F.png" xlink:type="simple" xlink:show="embed" xlink:actuate="onLoad"/></draw:frame> </text:p>
      <text:p text:style-name="Standard"><text:s/></text:p>
      <text:p text:style-name="Standard"/>
      <text:p text:style-name="Standard"/>
      <text:p text:style-name="Standard"><text:tab/><text:tab/><text:tab/><text:tab/><text:tab/><text:tab/><text:tab/><text:tab/><text:tab/>Lorenzo García Loz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8T18:01:47.91</meta:creation-date>
    <meta:document-statistic meta:table-count="0" meta:image-count="3" meta:object-count="0" meta:page-count="1" meta:paragraph-count="6" meta:word-count="9" meta:character-count="71"/>
    <dc:date>2016-09-28T18:04:37.68</dc:date>
    <meta:editing-duration>PT2M50S</meta:editing-duration>
    <meta:editing-cycles>1</meta:editing-cycles>
    <meta:generator>OpenOffice/4.1.2$Win32 OpenOffice.org_project/412m3$Build-9782</meta:generator>
  </office:meta>
</office:document-meta>
</file>